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sole">
      <style:text-properties officeooo:rsid="016c494f" officeooo:paragraph-rsid="016c494f"/>
    </style:style>
    <style:style style:name="P2" style:family="paragraph" style:parent-style-name="Console">
      <style:text-properties fo:font-style="normal" officeooo:rsid="0169d26c" officeooo:paragraph-rsid="0169d26c" style:font-style-asian="normal" style:font-style-complex="normal"/>
    </style:style>
    <style:style style:name="P3" style:family="paragraph" style:parent-style-name="Console">
      <style:text-properties officeooo:rsid="0169d26c" officeooo:paragraph-rsid="018255d3"/>
    </style:style>
    <style:style style:name="P4" style:family="paragraph" style:parent-style-name="_33_._20_Level_20_Indent-first_20_line_20_-_3e_">
      <style:text-properties officeooo:rsid="014687e2" officeooo:paragraph-rsid="016ee049"/>
    </style:style>
    <style:style style:name="P5" style:family="paragraph" style:parent-style-name="_33_._20_Level_20_Indent-first_20_line_20_-_3e_">
      <style:text-properties officeooo:rsid="01737a19" officeooo:paragraph-rsid="01737a19"/>
    </style:style>
    <style:style style:name="P6" style:family="paragraph" style:parent-style-name="_33_._20_Level_20_Indent-first_20_line_20_-_3e_">
      <style:text-properties officeooo:paragraph-rsid="017d70dd"/>
    </style:style>
    <style:style style:name="P7" style:family="paragraph" style:parent-style-name="_33_._20_Level_20_Indent-first_20_line_20_-_3e_">
      <style:text-properties officeooo:rsid="017edad4" officeooo:paragraph-rsid="017edad4"/>
    </style:style>
    <style:style style:name="P8" style:family="paragraph" style:parent-style-name="_33_._20_Level_20_Indent-first_20_line_20_-_3e_">
      <style:text-properties officeooo:rsid="014b1e20" officeooo:paragraph-rsid="01710e82"/>
    </style:style>
    <style:style style:name="P9" style:family="paragraph" style:parent-style-name="_32_._20_Level_20_Indent-first_20_line_20_-_3e_">
      <style:text-properties officeooo:rsid="016742e8" officeooo:paragraph-rsid="016742e8"/>
    </style:style>
    <style:style style:name="P10" style:family="paragraph" style:parent-style-name="_32_._20_Level_20_Indent-first_20_line_20_-_3e_">
      <style:text-properties officeooo:rsid="0168b9fa" officeooo:paragraph-rsid="0168b9fa"/>
    </style:style>
    <style:style style:name="P11" style:family="paragraph" style:parent-style-name="_32_._20_Level_20_Indent-first_20_line_20_-_3e_">
      <style:text-properties officeooo:rsid="0169d26c" officeooo:paragraph-rsid="0169d26c"/>
    </style:style>
    <style:style style:name="P12" style:family="paragraph" style:parent-style-name="_32_._20_Level_20_Indent-first_20_line_20_-_3e_">
      <style:text-properties fo:font-weight="bold" officeooo:rsid="013eb074" officeooo:paragraph-rsid="0180d3f1" style:font-weight-asian="bold" style:font-weight-complex="bold"/>
    </style:style>
    <style:style style:name="P13" style:family="paragraph" style:parent-style-name="_31_._20_Level_20_Indent-first_20_line_20_-_3e_">
      <style:text-properties fo:font-size="12pt" fo:font-weight="normal" officeooo:rsid="016fdffd" officeooo:paragraph-rsid="016fdffd" style:font-size-asian="12pt" style:font-weight-asian="normal" style:font-size-complex="12pt" style:font-weight-complex="normal"/>
    </style:style>
    <style:style style:name="P14" style:family="paragraph" style:parent-style-name="_31_._20_Level_20_Indent-first_20_line_20_-_3e_">
      <style:text-properties fo:font-size="12pt" fo:font-weight="normal" officeooo:rsid="016fdffd" officeooo:paragraph-rsid="01701e62" style:font-size-asian="12pt" style:font-weight-asian="normal" style:font-size-complex="12pt" style:font-weight-complex="normal"/>
    </style:style>
    <style:style style:name="P15" style:family="paragraph" style:parent-style-name="_31_._20_Level_20_Indent-first_20_line_20_-_3e_">
      <style:text-properties fo:font-size="12pt" fo:font-weight="normal" officeooo:rsid="016fdffd" officeooo:paragraph-rsid="0170bb46" style:font-size-asian="12pt" style:font-weight-asian="normal" style:font-size-complex="12pt" style:font-weight-complex="normal"/>
    </style:style>
    <style:style style:name="P16" style:family="paragraph" style:parent-style-name="_31_._20_Level_20_Indent-first_20_line_20_-_3e_">
      <style:text-properties fo:font-size="12pt" fo:font-weight="normal" officeooo:rsid="0183e09d" officeooo:paragraph-rsid="0183e09d" style:font-size-asian="12pt" style:font-weight-asian="normal" style:font-size-complex="12pt" style:font-weight-complex="normal"/>
    </style:style>
    <style:style style:name="P17" style:family="paragraph" style:parent-style-name="_32_._20_Level_20_Indent-first_20_line_20__3c_-">
      <style:text-properties officeooo:rsid="0169d26c" officeooo:paragraph-rsid="0169d26c"/>
    </style:style>
    <style:style style:name="P18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fo:font-size="12pt" fo:font-weight="normal" officeooo:rsid="016fdffd" officeooo:paragraph-rsid="01701e62" style:font-size-asian="12pt" style:font-weight-asian="normal" style:font-size-complex="12pt" style:font-weight-complex="normal"/>
    </style:style>
    <style:style style:name="P19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14b1e20" officeooo:paragraph-rsid="01710e82"/>
    </style:style>
    <style:style style:name="P20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17edad4" officeooo:paragraph-rsid="017edad4"/>
    </style:style>
    <style:style style:name="P21" style:family="paragraph" style:parent-style-name="Main_20_title" style:master-page-name="Standard">
      <style:paragraph-properties style:page-number="auto"/>
      <style:text-properties officeooo:rsid="016742e8" officeooo:paragraph-rsid="01583080"/>
    </style:style>
    <style:style style:name="P22" style:family="paragraph" style:parent-style-name="_31_._20_Level_20_Indent-first_20_line_20_-_3e_" style:list-style-name="L1">
      <style:text-properties fo:font-size="12pt" fo:font-weight="normal" officeooo:rsid="016fdffd" officeooo:paragraph-rsid="01701e62" style:font-size-asian="12pt" style:font-weight-asian="normal" style:font-size-complex="12pt" style:font-weight-complex="normal"/>
    </style:style>
    <style:style style:name="P23" style:family="paragraph" style:parent-style-name="_31_._20_Level_20_Indent-first_20_line_20_-_3e_" style:list-style-name="L1">
      <style:text-properties fo:font-size="12pt" fo:font-weight="normal" officeooo:rsid="0170bb46" officeooo:paragraph-rsid="0170bb46" style:font-size-asian="12pt" style:font-weight-asian="normal" style:font-size-complex="12pt" style:font-weight-complex="normal"/>
    </style:style>
    <style:style style:name="P24" style:family="paragraph" style:parent-style-name="_31_._20_Level_20_Subtitle" style:list-style-name="">
      <style:paragraph-properties fo:text-align="start" style:justify-single-word="false" fo:keep-together="always">
        <style:tab-stops/>
      </style:paragraph-properties>
    </style:style>
    <style:style style:name="P25" style:family="paragraph" style:parent-style-name="_31_._20_Level_20_Subtitle">
      <style:text-properties fo:font-style="normal" officeooo:rsid="016fdffd" officeooo:paragraph-rsid="016fdffd" style:font-style-asian="normal" style:font-style-complex="normal"/>
    </style:style>
    <style:style style:name="P26" style:family="paragraph" style:parent-style-name="_31_._20_Level_20_Subtitle">
      <style:text-properties fo:font-style="normal" officeooo:rsid="0170bb46" officeooo:paragraph-rsid="0170bb46" style:font-style-asian="normal" style:font-style-complex="normal"/>
    </style:style>
    <style:style style:name="P27" style:family="paragraph" style:parent-style-name="_31_._20_Level_20_Subtitle">
      <style:text-properties officeooo:rsid="017d70dd" officeooo:paragraph-rsid="017d70dd"/>
    </style:style>
    <style:style style:name="P28" style:family="paragraph" style:parent-style-name="_31_._20_Level_20_Subtitle">
      <style:text-properties officeooo:rsid="016ee049" officeooo:paragraph-rsid="016ee049"/>
    </style:style>
    <style:style style:name="P29" style:family="paragraph" style:parent-style-name="_31_._20_Level_20_Subtitle">
      <style:paragraph-properties fo:break-before="page"/>
      <style:text-properties officeooo:rsid="018431ae" officeooo:paragraph-rsid="016ee049"/>
    </style:style>
    <style:style style:name="P30" style:family="paragraph" style:parent-style-name="_32_._20_Level_20_Subtitle">
      <style:text-properties officeooo:rsid="0168b9fa" officeooo:paragraph-rsid="0168b9fa"/>
    </style:style>
    <style:style style:name="P31" style:family="paragraph" style:parent-style-name="_32_._20_Level_20_Subtitle" style:list-style-name="Sajat_20_szamozas">
      <style:text-properties officeooo:rsid="0169d26c" officeooo:paragraph-rsid="0169d26c"/>
    </style:style>
    <style:style style:name="P32" style:family="paragraph" style:parent-style-name="_33_._20_Level_20_Subtitle" style:list-style-name="Sajat_20_szamozas">
      <style:text-properties officeooo:rsid="016c494f" officeooo:paragraph-rsid="016c494f"/>
    </style:style>
    <style:style style:name="P33" style:family="paragraph" style:parent-style-name="_33_._20_Level_20_Subtitle" style:list-style-name="Sajat_20_szamozas">
      <style:text-properties officeooo:rsid="018431ae" officeooo:paragraph-rsid="018431ae"/>
    </style:style>
    <style:style style:name="P34" style:family="paragraph" style:parent-style-name="Console">
      <style:text-properties fo:font-style="normal" officeooo:rsid="0183e09d" officeooo:paragraph-rsid="0183e09d" style:font-style-asian="normal" style:font-style-complex="normal"/>
    </style:style>
    <style:style style:name="P35" style:family="paragraph" style:parent-style-name="Console">
      <style:text-properties officeooo:rsid="018431ae" officeooo:paragraph-rsid="018431ae"/>
    </style:style>
    <style:style style:name="P36" style:family="paragraph" style:parent-style-name="Console" style:list-style-name="">
      <style:text-properties officeooo:rsid="018431ae" officeooo:paragraph-rsid="018431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e049" style:font-weight-asian="bold" style:font-weight-complex="bold"/>
    </style:style>
    <style:style style:name="T3" style:family="text">
      <style:text-properties fo:font-weight="bold" officeooo:rsid="0170bb46" style:font-weight-asian="bold" style:font-weight-complex="bold"/>
    </style:style>
    <style:style style:name="T4" style:family="text">
      <style:text-properties fo:font-weight="bold" officeooo:rsid="01710e82" style:font-weight-asian="bold" style:font-weight-complex="bold"/>
    </style:style>
    <style:style style:name="T5" style:family="text">
      <style:text-properties fo:font-weight="bold" officeooo:rsid="017d70dd" style:font-weight-asian="bold" style:font-weight-complex="bold"/>
    </style:style>
    <style:style style:name="T6" style:family="text">
      <style:text-properties officeooo:rsid="0169d26c"/>
    </style:style>
    <style:style style:name="T7" style:family="text">
      <style:text-properties officeooo:rsid="016ee049"/>
    </style:style>
    <style:style style:name="T8" style:family="text">
      <style:text-properties officeooo:rsid="0170bb46"/>
    </style:style>
    <style:style style:name="T9" style:family="text">
      <style:text-properties officeooo:rsid="01710e82"/>
    </style:style>
    <style:style style:name="T10" style:family="text">
      <style:text-properties officeooo:rsid="017d70dd"/>
    </style:style>
    <style:style style:name="T11" style:family="text">
      <style:text-properties officeooo:rsid="0180d3f1"/>
    </style:style>
    <style:style style:name="T12" style:family="text">
      <style:text-properties officeooo:rsid="018255d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ulseAudio</text:p>
      <text:p text:style-name="P9">PulseAudio is a network-capable sound server program. PulseAudio acts as a sound server, where a background process accepting sound input from one or more sources. The background process then redirects mentioned sound sources to one ore more sinks (sound cards, remote network PulseAudio server...)</text:p>
      <text:list xml:id="list6600416486961794334" text:style-name="Sajat_20_szamozas">
        <text:list-item>
          <text:h text:style-name="P30" text:outline-level="2">Packages</text:h>
        </text:list-item>
      </text:list>
      <text:p text:style-name="P10">First of all you need to have PulseAudio installed and working. Usually it is done on Ubuntu. Beside this you still need two other GUIs: <text:span text:style-name="T1">padevchooser</text:span> (PulseAudio Device chooser) and <text:span text:style-name="T1">paprefs</text:span> (PulseAudio Preferences) in both, Local and Remote machine.</text:p>
      <text:list xml:id="list230543655100422" text:continue-numbering="true" text:style-name="Sajat_20_szamozas">
        <text:list-item>
          <text:list>
            <text:list-item>
              <text:h text:style-name="P31" text:outline-level="2">Install padevchooser</text:h>
            </text:list-item>
          </text:list>
        </text:list-item>
      </text:list>
      <text:p text:style-name="P11">If the universe repository does not exists please insert it into the /etc/apt/sources.list file</text:p>
      <text:p text:style-name="P12"><text:span text:style-name="T6">/etc/apt/sources.list</text:span>:<text:span text:style-name="T11">audio send to other computer</text:span></text:p>
      <text:p text:style-name="P3"><text:span text:style-name="T12">sudo add-apt-repository “</text:span>deb http://us.archive.ubuntu.com/ubuntu vivid main universe”</text:p>
      <text:p text:style-name="P17">And then update the package:</text:p>
      <text:p text:style-name="P2">sudo apt-get update</text:p>
      <text:p text:style-name="P11">Now you can install</text:p>
      <text:p text:style-name="P2">sudo apt-get install padevchooser</text:p>
      <text:list xml:id="list230543713044489" text:continue-numbering="true" text:style-name="Sajat_20_szamozas">
        <text:list-item>
          <text:list>
            <text:list-item>
              <text:h text:style-name="P32" text:outline-level="3">Install paprefs</text:h>
            </text:list-item>
          </text:list>
        </text:list-item>
      </text:list>
      <text:p text:style-name="P1">sudo apt-get update</text:p>
      <text:p text:style-name="P1">sudo apt-get install paprefs</text:p>
      <text:h text:style-name="P24" text:outline-level="1"/>
      <text:list xml:id="list230545261565971" text:continue-numbering="true" text:style-name="Sajat_20_szamozas">
        <text:list-item>
          <text:h text:style-name="P29" text:outline-level="1">Control</text:h>
          <text:list>
            <text:list-item>
              <text:h text:style-name="P33" text:outline-level="3">Stop pulseaudio</text:h>
            </text:list-item>
          </text:list>
        </text:list-item>
      </text:list>
      <text:p text:style-name="P35">systemctl --user stop pulseaudio.socket</text:p>
      <text:p text:style-name="P36">systemctl --user stop pulseaudio.service</text:p>
      <text:list xml:id="list230543619492821" text:continue-numbering="true" text:style-name="Sajat_20_szamozas">
        <text:list-item>
          <text:list>
            <text:list-item>
              <text:h text:style-name="P33" text:outline-level="3">Start pulseaudio</text:h>
            </text:list-item>
          </text:list>
        </text:list-item>
      </text:list>
      <text:p text:style-name="P35">systemctl --user start pulseaudio.socket</text:p>
      <text:p text:style-name="P36">systemctl --user start pulseaudio.service</text:p>
      <text:list xml:id="list230543423574359" text:continue-numbering="true" text:style-name="Sajat_20_szamozas">
        <text:list-item>
          <text:h text:style-name="P28" text:outline-level="1">Setup the system</text:h>
        </text:list-item>
      </text:list>
      <text:p text:style-name="P4"><text:span text:style-name="T7">Let’s say that you have a </text:span><text:span text:style-name="T2">Local</text:span><text:span text:style-name="T7"> machine which going to send audio through a player (audocious, rhythmbox, …) and you have a </text:span><text:span text:style-name="T2">Remote</text:span><text:span text:style-name="T7"> machine which going to actually play it.</text:span></text:p>
      <text:list xml:id="list230544602654640" text:continue-numbering="true" text:style-name="Sajat_20_szamozas">
        <text:list-item>
          <text:list>
            <text:list-item>
              <text:h text:style-name="P25" text:outline-level="1">Remote</text:h>
            </text:list-item>
          </text:list>
        </text:list-item>
      </text:list>
      <text:p text:style-name="P13">This machine will play the audio. </text:p>
      <text:p text:style-name="P14">For setup the Remote you have to run the <text:span text:style-name="T1">PulseAudio Preference</text:span> program (paprefs).<text:line-break/>Under the “<text:span text:style-name="T1">Network server</text:span>” tab, check </text:p>
      <text:list xml:id="list7126054372981778929" text:style-name="L1">
        <text:list-item>
          <text:p text:style-name="P22">“Enable network access to local sound devices”,</text:p>
        </text:list-item>
        <text:list-item>
          <text:p text:style-name="P22">“Allow other machines on the LAN to discover local sound devices”</text:p>
        </text:list-item>
        <text:list-item>
          <text:p text:style-name="P22">“Don’t require authentication”</text:p>
        </text:list-item>
      </text:list>
      <text:p text:style-name="P18"><draw:frame draw:style-name="fr1" draw:name="Image1" text:anchor-type="as-char" svg:width="5.0756in" svg:height="2.4736in" draw:z-index="0"><draw:image/></draw:frame></text:p>
      <text:p text:style-name="P16">You have to restart the pulseaudio:</text:p>
      <text:p text:style-name="P34">$ pulseaudio -k</text:p>
      <text:list xml:id="list230544059808467" text:continue-list="list230544602654640" text:style-name="Sajat_20_szamozas">
        <text:list-item>
          <text:list>
            <text:list-item>
              <text:h text:style-name="P26" text:outline-level="1">Local</text:h>
            </text:list-item>
          </text:list>
        </text:list-item>
      </text:list>
      <text:p text:style-name="P15">This machine will <text:span text:style-name="T8">send t</text:span>he audio. </text:p>
      <text:p text:style-name="P15">For setup the Remote you have to run the <text:span text:style-name="T1">PulseAudio Preference</text:span> program (paprefs).<text:line-break/><text:soft-page-break/>Under the “<text:span text:style-name="T1">Network </text:span><text:span text:style-name="T3">access</text:span>” tab, check </text:p>
      <text:list xml:id="list230544944840318" text:continue-list="list7126054372981778929" text:style-name="L1">
        <text:list-item>
          <text:p text:style-name="P23">Make discoverable PulseAudio network sound devices available locally”</text:p>
        </text:list-item>
      </text:list>
      <text:p text:style-name="P19"><draw:frame draw:style-name="fr1" draw:name="Image2" text:anchor-type="as-char" svg:width="5.0854in" svg:height="2.478in" draw:z-index="1"><draw:image/></draw:frame></text:p>
      <text:p text:style-name="P8"/>
      <text:p text:style-name="P8"><text:span text:style-name="T9">We still need to tell the client computer that it needs to send its output to somewhere else other than its speakers. To do this you should run the </text:span><text:span text:style-name="T4">PulseAudio Device Chooser</text:span><text:span text:style-name="T9"> program (padevchooser)</text:span></text:p>
      <text:p text:style-name="P5">A new icon will show in your tray. Click left mouse button on it and in the pop menu that shows up, select <text:span text:style-name="T1">Default Sink</text:span> <text:span text:style-name="T1">⟶ user@server: Build-in Audio Analog Stere</text:span>o element. (For me the Default Server worked only)</text:p>
      <text:p text:style-name="P19"><draw:frame draw:style-name="fr1" draw:name="Image3" text:anchor-type="as-char" svg:width="3.5035in" svg:height="2.7457in" draw:z-index="2"><draw:image/></draw:frame></text:p>
      <text:list xml:id="list230545911297818" text:continue-list="list230544059808467" text:style-name="Sajat_20_szamozas">
        <text:list-item>
          <text:h text:style-name="P27" text:outline-level="1">Using the audio</text:h>
        </text:list-item>
      </text:list>
      <text:p text:style-name="P6"><text:span text:style-name="T10">To use this feature you should start the </text:span><text:span text:style-name="T5">pavucontrol</text:span><text:span text:style-name="T10"> program besides the audio player (audacious) on the Local, to set the right volume and select the right output.</text:span></text:p>
      <text:p text:style-name="P7">In our example the Remote has a Bluetooth connection to an external player (named “BlackBox”). So on Local you can choose where do you want to send the audio: To the Remote’s Build-in Audio or to the Bluetooth audio:</text:p>
      <text:p text:style-name="P20"><text:soft-page-break/><draw:frame draw:style-name="fr1" draw:name="Image4" text:anchor-type="as-char" svg:width="5.1181in" svg:height="3.2319in" draw:z-index="3"><draw:image/></draw:frame></text:p>
      <text:p text:style-name="P7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/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/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000000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000000"/>
      <style:text-properties fo:color="#ffffff" style:font-name="Ubuntu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/>
      <style:text-properties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1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3-04T23:05:34.357565501</dc:date>
    <meta:editing-duration>P8DT3H59M55S</meta:editing-duration>
    <meta:editing-cycles>627</meta:editing-cycles>
    <meta:generator>LibreOffice/5.1.6.2$Linux_X86_64 LibreOffice_project/10m0$Build-2</meta:generator>
    <meta:document-statistic meta:table-count="0" meta:image-count="4" meta:object-count="0" meta:page-count="4" meta:paragraph-count="45" meta:word-count="444" meta:character-count="2780" meta:non-whitespace-character-count="2391"/>
  </office:meta>
</office:document-meta>
</file>